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000000168338F85C272524CB9.jpg" manifest:media-type="image/jpeg"/>
  <manifest:file-entry manifest:full-path="Pictures/1000000000000510000001680F75C396A9CF457D.png" manifest:media-type="image/png"/>
  <manifest:file-entry manifest:full-path="Pictures/100000000000051000000168659AEC361D9D45E4.png" manifest:media-type="image/png"/>
  <manifest:file-entry manifest:full-path="Pictures/100000000000051000000168C41B04F867F4413A.png" manifest:media-type="image/png"/>
  <manifest:file-entry manifest:full-path="Pictures/10000000000005100000016862EF3764B95BAA9F.png" manifest:media-type="image/png"/>
  <manifest:file-entry manifest:full-path="Pictures/100000000000051000000168A21BA0C69D90C433.jpg" manifest:media-type="image/jpeg"/>
  <manifest:file-entry manifest:full-path="Pictures/1000000000000510000001686BC62C4AD56DCC2D.png" manifest:media-type="image/png"/>
  <manifest:file-entry manifest:full-path="Pictures/1000000000000510000001688D70B2E6BD7069BB.png" manifest:media-type="image/png"/>
  <manifest:file-entry manifest:full-path="Pictures/100000000000051000000168E488FBC4E32D9E23.png" manifest:media-type="image/png"/>
  <manifest:file-entry manifest:full-path="Pictures/100000000000051000000168DD1329ED3D484150.jpg" manifest:media-type="image/jpeg"/>
  <manifest:file-entry manifest:full-path="Pictures/100002010000058D000001CE5F8657FCFE746993.png" manifest:media-type="image/png"/>
  <manifest:file-entry manifest:full-path="Pictures/100000000000051000000168E60FE777ECD0D667.png" manifest:media-type="image/png"/>
  <manifest:file-entry manifest:full-path="Pictures/100002010000050B0000019D2C46D1FADEE676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202cm, 0cm, 3.77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1cm, 2.8cm, 0cm, 2.87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1cm, 12.205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9cm, 12.63cm, 0cm, 1.44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9cm, 12.319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68cm, 16.84cm, 0cm, 1.92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515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9cm, 12.319cm, 0cm, 1.751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1cm, 12.443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6cm, 16.84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1cm, 12.443cm, 0cm, 1.627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Pima Datase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aul Sen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17cm" svg:y="0.762cm" presentation:class="title" presentation:user-transformed="true">
          <draw:text-box>
            <text:p>Imbalance Distribu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084cm" svg:height="8.663cm" svg:x="0.348cm" svg:y="6.056cm">
          <draw:image xlink:href="Pictures/100002010000050B0000019D2C46D1FADEE6761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A value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493cm" svg:height="8.938cm" svg:x="0.193cm" svg:y="6.096cm">
          <draw:image xlink:href="Pictures/100002010000058D000001CE5F8657FCFE746993.png" xlink:type="simple" xlink:show="embed" xlink:actuate="onLoad" loext:mime-type="image/png">
            <text:p/>
          </draw:image>
        </draw:frame>
        <draw:frame draw:style-name="gr3" draw:text-style-name="P4" draw:layer="layout" svg:width="25.4cm" svg:height="2.384cm" svg:x="1.27cm" svg:y="15.748cm">
          <draw:text-box>
            <text:p>The only preprocessing done was an educated guess in the NA values (taking the median) and use an Standard Scaler transformer.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049cm" presentation:class="title" presentation:user-transformed="true">
          <draw:text-box>
            <text:p>Optimizing Metric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4" draw:text-style-name="P2" draw:layer="layout" svg:width="24.638cm" svg:height="8.289cm" svg:x="1.616cm" svg:y="10.922cm">
          <draw:image xlink:href="Pictures/100000000000051000000168DD1329ED3D484150.jpg" xlink:type="simple" xlink:show="embed" xlink:actuate="onLoad" loext:mime-type="image/jpeg">
            <text:p/>
          </draw:image>
        </draw:frame>
        <draw:frame draw:style-name="gr5" draw:text-style-name="P2" draw:layer="layout" svg:width="24.983cm" svg:height="8.147cm" svg:x="1.616cm" svg:y="2.829cm">
          <draw:image xlink:href="Pictures/100000000000051000000168E60FE777ECD0D66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778cm" svg:y="-0.254cm" presentation:class="title" presentation:user-transformed="true">
          <draw:text-box>
            <text:p>Logistic Regression</text:p>
          </draw:text-box>
        </draw:frame>
        <draw:frame presentation:style-name="pr5" draw:layer="layout" svg:width="6.982cm" svg:height="2.824cm" svg:x="20.45cm" svg:y="4.826cm" presentation:class="outline" presentation:user-transformed="true">
          <draw:text-box>
            <text:list text:style-name="L3">
              <text:list-header>
                <text:p>SMOTE</text:p>
              </text:list-header>
            </text:list>
          </draw:text-box>
        </draw:frame>
        <draw:frame presentation:style-name="pr5" draw:layer="layout" svg:width="6.982cm" svg:height="2.824cm" svg:x="20.574cm" svg:y="13.686cm" presentation:class="outline" presentation:user-transformed="true">
          <draw:text-box>
            <text:list text:style-name="L3">
              <text:list-header>
                <text:p>Standard Scaler</text:p>
              </text:list-header>
            </text:list>
          </draw:text-box>
        </draw:frame>
        <draw:frame draw:style-name="gr6" draw:text-style-name="P2" draw:layer="layout" svg:width="18.032cm" svg:height="7.522cm" svg:x="0.001cm" svg:y="4.064cm">
          <draw:image xlink:href="Pictures/1000000000000510000001688D70B2E6BD7069BB.png" xlink:type="simple" xlink:show="embed" xlink:actuate="onLoad" loext:mime-type="image/png">
            <text:p/>
          </draw:image>
        </draw:frame>
        <draw:frame draw:style-name="gr7" draw:text-style-name="P2" draw:layer="layout" svg:width="16.509cm" svg:height="7.564cm" svg:x="1.224cm" svg:y="12.756cm">
          <draw:image xlink:href="Pictures/1000000000000510000001686BC62C4AD56DCC2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778cm" svg:y="-0.254cm" presentation:class="title" presentation:user-transformed="true">
          <draw:text-box>
            <text:p>Support Vector Classifier</text:p>
          </draw:text-box>
        </draw:frame>
        <draw:frame presentation:style-name="pr5" draw:layer="layout" svg:width="6.982cm" svg:height="2.824cm" svg:x="20.45cm" svg:y="4.826cm" presentation:class="outline" presentation:user-transformed="true">
          <draw:text-box>
            <text:list text:style-name="L3">
              <text:list-header>
                <text:p>SMOTE</text:p>
              </text:list-header>
            </text:list>
          </draw:text-box>
        </draw:frame>
        <draw:frame presentation:style-name="pr5" draw:layer="layout" svg:width="6.982cm" svg:height="2.824cm" svg:x="20.574cm" svg:y="13.686cm" presentation:class="outline" presentation:user-transformed="true">
          <draw:text-box>
            <text:list text:style-name="L3">
              <text:list-header>
                <text:p>Standard Scaler</text:p>
              </text:list-header>
            </text:list>
          </draw:text-box>
        </draw:frame>
        <draw:frame draw:style-name="gr8" draw:text-style-name="P2" draw:layer="layout" svg:width="17.939cm" svg:height="7.564cm" svg:x="1.524cm" svg:y="3.048cm">
          <draw:image xlink:href="Pictures/100000000000051000000168E488FBC4E32D9E23.png" xlink:type="simple" xlink:show="embed" xlink:actuate="onLoad" loext:mime-type="image/png">
            <text:p/>
          </draw:image>
        </draw:frame>
        <draw:frame draw:style-name="gr9" draw:text-style-name="P2" draw:layer="layout" svg:width="16.509cm" svg:height="7.818cm" svg:x="2.77cm" svg:y="11.204cm">
          <draw:image xlink:href="Pictures/100000000000051000000168A21BA0C69D90C433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778cm" svg:y="-0.254cm" presentation:class="title" presentation:user-transformed="true">
          <draw:text-box>
            <text:p>AdaBoost</text:p>
          </draw:text-box>
        </draw:frame>
        <draw:frame presentation:style-name="pr5" draw:layer="layout" svg:width="6.982cm" svg:height="2.824cm" svg:x="20.45cm" svg:y="4.826cm" presentation:class="outline" presentation:user-transformed="true">
          <draw:text-box>
            <text:list text:style-name="L3">
              <text:list-header>
                <text:p>SMOTE</text:p>
              </text:list-header>
            </text:list>
          </draw:text-box>
        </draw:frame>
        <draw:frame draw:style-name="gr10" draw:text-style-name="P2" draw:layer="layout" svg:width="17.779cm" svg:height="7.776cm" svg:x="1.524cm" svg:y="2.638cm">
          <draw:image xlink:href="Pictures/1000000000000510000001680F75C396A9CF457D.png" xlink:type="simple" xlink:show="embed" xlink:actuate="onLoad" loext:mime-type="image/png">
            <text:p/>
          </draw:image>
        </draw:frame>
        <draw:frame presentation:style-name="pr5" draw:layer="layout" svg:width="6.982cm" svg:height="2.824cm" svg:x="20.574cm" svg:y="13.686cm" presentation:class="outline" presentation:user-transformed="true">
          <draw:text-box>
            <text:list text:style-name="L3">
              <text:list-header>
                <text:p>Standard Scaler</text:p>
              </text:list-header>
            </text:list>
          </draw:text-box>
        </draw:frame>
        <draw:frame draw:style-name="gr11" draw:text-style-name="P2" draw:layer="layout" svg:width="16.509cm" svg:height="7.564cm" svg:x="3.082cm" svg:y="11.07cm">
          <draw:image xlink:href="Pictures/10000000000005100000016862EF3764B95BAA9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778cm" svg:y="-0.254cm" presentation:class="title" presentation:user-transformed="true">
          <draw:text-box>
            <text:p>Gradient Boosting</text:p>
          </draw:text-box>
        </draw:frame>
        <draw:frame presentation:style-name="pr5" draw:layer="layout" svg:width="6.982cm" svg:height="2.824cm" svg:x="20.45cm" svg:y="4.826cm" presentation:class="outline" presentation:user-transformed="true">
          <draw:text-box>
            <text:list text:style-name="L3">
              <text:list-header>
                <text:p>SMOTE</text:p>
              </text:list-header>
            </text:list>
          </draw:text-box>
        </draw:frame>
        <draw:frame presentation:style-name="pr5" draw:layer="layout" svg:width="6.982cm" svg:height="2.824cm" svg:x="20.574cm" svg:y="13.686cm" presentation:class="outline" presentation:user-transformed="true">
          <draw:text-box>
            <text:list text:style-name="L3">
              <text:list-header>
                <text:p>Standard Scaler</text:p>
              </text:list-header>
            </text:list>
          </draw:text-box>
        </draw:frame>
        <draw:frame draw:style-name="gr12" draw:text-style-name="P2" draw:layer="layout" svg:width="17.838cm" svg:height="7.522cm" svg:x="1.524cm" svg:y="3.048cm">
          <draw:image xlink:href="Pictures/100000000000051000000168C41B04F867F4413A.png" xlink:type="simple" xlink:show="embed" xlink:actuate="onLoad" loext:mime-type="image/png">
            <text:p/>
          </draw:image>
        </draw:frame>
        <draw:frame draw:style-name="gr13" draw:text-style-name="P2" draw:layer="layout" svg:width="17.685cm" svg:height="7.564cm" svg:x="1.778cm" svg:y="11.232cm">
          <draw:image xlink:href="Pictures/100000000000051000000168338F85C272524CB9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778cm" svg:y="-0.254cm" presentation:class="title" presentation:user-transformed="true">
          <draw:text-box>
            <text:p>Random Forest</text:p>
          </draw:text-box>
        </draw:frame>
        <draw:frame presentation:style-name="pr5" draw:layer="layout" svg:width="6.982cm" svg:height="2.824cm" svg:x="20.45cm" svg:y="4.826cm" presentation:class="outline" presentation:user-transformed="true">
          <draw:text-box>
            <text:list text:style-name="L3">
              <text:list-header>
                <text:p>SMOTE</text:p>
              </text:list-header>
            </text:list>
          </draw:text-box>
        </draw:frame>
        <draw:frame presentation:style-name="pr5" draw:layer="layout" svg:width="6.982cm" svg:height="2.824cm" svg:x="20.574cm" svg:y="13.686cm" presentation:class="outline" presentation:user-transformed="true">
          <draw:text-box>
            <text:list text:style-name="L3">
              <text:list-header>
                <text:p>Standard Scaler</text:p>
              </text:list-header>
            </text:list>
          </draw:text-box>
        </draw:frame>
        <draw:frame draw:style-name="gr14" draw:text-style-name="P2" draw:layer="layout" svg:width="16.509cm" svg:height="7.62cm" svg:x="1.978cm" svg:y="11.176cm">
          <draw:image xlink:href="Pictures/100000000000051000000168659AEC361D9D45E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4:40.512779757</meta:creation-date>
    <meta:editing-duration>PT6M46S</meta:editing-duration>
    <meta:editing-cycles>2</meta:editing-cycles>
    <meta:generator>LibreOffice/6.4.7.2$Linux_X86_64 LibreOffice_project/40$Build-2</meta:generator>
    <dc:title>Impress</dc:title>
    <dc:date>2022-06-13T11:22:49.120793364</dc:date>
    <meta:document-statistic meta:object-count="89"/>
  </office:meta>
</office:document-meta>
</file>